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145250DD5279BC352F9.png" manifest:media-type="image/png"/>
  <manifest:file-entry manifest:full-path="Pictures/100000000000002000000020B2FF2A327EABC87D.png" manifest:media-type="image/png"/>
  <manifest:file-entry manifest:full-path="Pictures/1000000000000112000001097A447753E268C636.png" manifest:media-type="image/png"/>
  <manifest:file-entry manifest:full-path="Pictures/10000000000001E5000001E8BF4612E249BAB170.png" manifest:media-type="image/png"/>
  <manifest:file-entry manifest:full-path="Pictures/100000000000010C0000010956DA3E6D6747AA9C.png" manifest:media-type="image/png"/>
  <manifest:file-entry manifest:full-path="Pictures/100000000000014300000146D8AF109CE51D4B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32pt" fo:font-weight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2pt" style:text-underline-style="none" style:font-size-asian="22pt" style:font-size-complex="22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3" draw:layer="layout" svg:width="3.663cm" svg:height="1.195cm" svg:x="14.208cm" svg:y="0.908cm">
          <draw:text-box>
            <text:p><text:span text:style-name="T2">GAN</text:span></text:p>
          </draw:text-box>
        </draw:frame>
        <draw:frame draw:style-name="gr3" draw:text-style-name="P3" draw:layer="layout" svg:width="4.228cm" svg:height="1.351cm" svg:x="23.606cm" svg:y="0.781cm">
          <draw:text-box>
            <text:p><text:span text:style-name="T2">DCGA</text:span><text:span text:style-name="T2">N</text:span></text:p>
          </draw:text-box>
        </draw:frame>
        <draw:frame draw:style-name="gr4" draw:text-style-name="P4" draw:layer="layout" svg:width="6.041cm" svg:height="5.842cm" svg:x="12.303cm" svg:y="2.305cm">
          <draw:image xlink:href="Pictures/1000000000000112000001097A447753E268C636.png" xlink:type="simple" xlink:show="embed" xlink:actuate="onLoad">
            <text:p/>
          </draw:image>
        </draw:frame>
        <draw:frame draw:style-name="gr4" draw:text-style-name="P4" draw:layer="layout" svg:width="6.026cm" svg:height="5.842cm" svg:x="22.717cm" svg:y="2.178cm">
          <draw:image xlink:href="Pictures/100000000000010C0000010956DA3E6D6747AA9C.png" xlink:type="simple" xlink:show="embed" xlink:actuate="onLoad">
            <text:p/>
          </draw:image>
        </draw:frame>
        <draw:frame draw:style-name="gr4" draw:text-style-name="P4" draw:layer="layout" svg:width="6.196cm" svg:height="6.005cm" svg:x="1.854cm" svg:y="11.386cm">
          <draw:image xlink:href="Pictures/100000000000014300000146D8AF109CE51D4B1B.png" xlink:type="simple" xlink:show="embed" xlink:actuate="onLoad">
            <text:p/>
          </draw:image>
        </draw:frame>
        <draw:frame draw:style-name="gr2" draw:text-style-name="P3" draw:layer="layout" svg:width="4.188cm" svg:height="1.195cm" svg:x="3.667cm" svg:y="10.179cm">
          <draw:text-box>
            <text:p><text:span text:style-name="T2">EBGAN</text:span></text:p>
          </draw:text-box>
        </draw:frame>
        <draw:frame draw:style-name="gr4" draw:text-style-name="P4" draw:layer="layout" svg:width="6.024cm" svg:height="5.842cm" svg:x="12.176cm" svg:y="11.449cm">
          <draw:image xlink:href="Pictures/10000000000001E5000001E8BF4612E249BAB170.png" xlink:type="simple" xlink:show="embed" xlink:actuate="onLoad">
            <text:p/>
          </draw:image>
        </draw:frame>
        <draw:frame draw:style-name="gr2" draw:text-style-name="P3" draw:layer="layout" svg:width="3.937cm" svg:height="1.195cm" svg:x="13.573cm" svg:y="10.179cm">
          <draw:text-box>
            <text:p><text:span text:style-name="T2">LSGAN</text:span></text:p>
          </draw:text-box>
        </draw:frame>
        <draw:frame draw:style-name="gr4" draw:text-style-name="P4" draw:layer="layout" svg:width="6.102cm" svg:height="5.917cm" svg:x="22.457cm" svg:y="11.533cm">
          <draw:image xlink:href="Pictures/100000000000014800000145250DD5279BC352F9.png" xlink:type="simple" xlink:show="embed" xlink:actuate="onLoad">
            <text:p/>
          </draw:image>
        </draw:frame>
        <draw:frame draw:style-name="gr2" draw:text-style-name="P3" draw:layer="layout" svg:width="3.172cm" svg:height="1.195cm" svg:x="24.114cm" svg:y="10.306cm">
          <draw:text-box>
            <text:p><text:span text:style-name="T2">WGAN</text:span></text:p>
          </draw:text-box>
        </draw:frame>
        <draw:frame draw:style-name="gr5" draw:text-style-name="P5" draw:layer="layout" svg:width="6.804cm" svg:height="6.881cm" svg:x="2.905cm" svg:y="1.901cm">
          <draw:text-box>
            <text:p><text:span text:style-name="T3">MNIST</text:span></text:p>
            <text:p><text:span text:style-name="T4">GAN, </text:span><text:span text:style-name="T4">DCGAN</text:span></text:p>
            <text:p><text:span text:style-name="T5"/></text:p>
            <text:p><text:span text:style-name="T3">CelebA</text:span></text:p>
            <text:p><text:span text:style-name="T4">EBGAN, </text:span><text:span text:style-name="T4">WGAN</text:span></text:p>
            <text:p><text:span text:style-name="T5"/></text:p>
            <text:p><text:span text:style-name="T3">LSUN</text:span></text:p>
            <text:p><text:span text:style-name="T4">LSG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19:12:48.374853015</dc:date>
    <meta:editing-duration>PT4H56M50S</meta:editing-duration>
    <meta:editing-cycles>68</meta:editing-cycles>
    <meta:generator>LibreOffice/5.1.6.2$Linux_X86_64 LibreOffice_project/10m0$Build-2</meta:generator>
    <meta:document-statistic meta:object-count="12"/>
  </office:meta>
</office:document-meta>
</file>